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queID</text:p>
          </table:table-cell>
          <table:table-cell office:value-type="string" calcext:value-type="string">
            <text:p>mass_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6329" calcext:value-type="float">
            <text:p>2.63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7675" calcext:value-type="float">
            <text:p>2.76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0579" calcext:value-type="float">
            <text:p>4.05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95" calcext:value-type="float">
            <text:p>1.47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5045" calcext:value-type="float">
            <text:p>2.50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5411" calcext:value-type="float">
            <text:p>2.54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3554" calcext:value-type="float">
            <text:p>3.35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0453" calcext:value-type="float">
            <text:p>3.0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5565" calcext:value-type="float">
            <text:p>3.55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6645" calcext:value-type="float">
            <text:p>2.66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5565" calcext:value-type="float">
            <text:p>4.55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4413" calcext:value-type="float">
            <text:p>2.44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6336" calcext:value-type="float">
            <text:p>3.63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9509" calcext:value-type="float">
            <text:p>2.95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467" calcext:value-type="float">
            <text:p>3.84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1182" calcext:value-type="float">
            <text:p>2.11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8866" calcext:value-type="float">
            <text:p>1.88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392" calcext:value-type="float">
            <text:p>3.83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4041" calcext:value-type="float">
            <text:p>3.40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.8857" calcext:value-type="float">
            <text:p>3.88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657" calcext:value-type="float">
            <text:p>2.86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1209" calcext:value-type="float">
            <text:p>2.12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7838" calcext:value-type="float">
            <text:p>3.78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4506" calcext:value-type="float">
            <text:p>2.45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8241" calcext:value-type="float">
            <text:p>1.82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5996" calcext:value-type="float">
            <text:p>2.59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3811" calcext:value-type="float">
            <text:p>2.38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5474" calcext:value-type="float">
            <text:p>2.54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948" calcext:value-type="float">
            <text:p>1.69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34" calcext:value-type="float">
            <text:p>3.05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9843" calcext:value-type="float">
            <text:p>2.98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9646" calcext:value-type="float">
            <text:p>1.96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7083" calcext:value-type="float">
            <text:p>2.70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238" calcext:value-type="float">
            <text:p>2.2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3231" calcext:value-type="float">
            <text:p>3.32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1833" calcext:value-type="float">
            <text:p>2.18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2538" calcext:value-type="float">
            <text:p>2.25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2785" calcext:value-type="float">
            <text:p>3.27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8556" calcext:value-type="float">
            <text:p>2.85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7514" calcext:value-type="float">
            <text:p>3.75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0645" calcext:value-type="float">
            <text:p>2.06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4419" calcext:value-type="float">
            <text:p>2.44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3502" calcext:value-type="float">
            <text:p>2.35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6393" calcext:value-type="float">
            <text:p>2.63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4448" calcext:value-type="float">
            <text:p>2.44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2703" calcext:value-type="float">
            <text:p>3.27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1826" calcext:value-type="float">
            <text:p>2.18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138" calcext:value-type="float">
            <text:p>3.9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5153" calcext:value-type="float">
            <text:p>3.51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8493" calcext:value-type="float">
            <text:p>3.84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255" calcext:value-type="float">
            <text:p>2.42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0051" calcext:value-type="float">
            <text:p>3.00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256" calcext:value-type="float">
            <text:p>2.52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9052" calcext:value-type="float">
            <text:p>2.90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613" calcext:value-type="float">
            <text:p>3.06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7157" calcext:value-type="float">
            <text:p>3.715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535" calcext:value-type="float">
            <text:p>0.1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185" calcext:value-type="float">
            <text:p>3.5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845" calcext:value-type="float">
            <text:p>3.18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1285" calcext:value-type="float">
            <text:p>2.128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2142" calcext:value-type="float">
            <text:p>3.21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7187" calcext:value-type="float">
            <text:p>3.71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1404" calcext:value-type="float">
            <text:p>2.14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689" calcext:value-type="float">
            <text:p>3.36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2621" calcext:value-type="float">
            <text:p>2.26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5105" calcext:value-type="float">
            <text:p>3.51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377" calcext:value-type="float">
            <text:p>1.43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4422" calcext:value-type="float">
            <text:p>3.44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6311" calcext:value-type="float">
            <text:p>2.63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3335" calcext:value-type="float">
            <text:p>2.33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2866" calcext:value-type="float">
            <text:p>3.28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7355" calcext:value-type="float">
            <text:p>2.73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5253" calcext:value-type="float">
            <text:p>2.52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778" calcext:value-type="float">
            <text:p>2.07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3908" calcext:value-type="float">
            <text:p>2.39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0314" calcext:value-type="float">
            <text:p>2.03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4236" calcext:value-type="float">
            <text:p>3.42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321" calcext:value-type="float">
            <text:p>3.23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7161" calcext:value-type="float">
            <text:p>1.716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334" calcext:value-type="float">
            <text:p>1.93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9358" calcext:value-type="float">
            <text:p>1.93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7212" calcext:value-type="float">
            <text:p>1.7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708" calcext:value-type="float">
            <text:p>1.97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9745" calcext:value-type="float">
            <text:p>2.97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3621" calcext:value-type="float">
            <text:p>2.36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8411" calcext:value-type="float">
            <text:p>3.84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3347" calcext:value-type="float">
            <text:p>2.33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076" calcext:value-type="float">
            <text:p>2.0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4795" calcext:value-type="float">
            <text:p>2.47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1938" calcext:value-type="float">
            <text:p>2.19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7642" calcext:value-type="float">
            <text:p>3.7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339" calcext:value-type="float">
            <text:p>3.23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308" calcext:value-type="float">
            <text:p>2.53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8507" calcext:value-type="float">
            <text:p>2.85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2655" calcext:value-type="float">
            <text:p>2.26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1721" calcext:value-type="float">
            <text:p>2.17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2119" calcext:value-type="float">
            <text:p>3.21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1876" calcext:value-type="float">
            <text:p>3.18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9986" calcext:value-type="float">
            <text:p>2.99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0262" calcext:value-type="float">
            <text:p>3.02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3124" calcext:value-type="float">
            <text:p>1.31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997" calcext:value-type="float">
            <text:p>2.9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.5002" calcext:value-type="float">
            <text:p>2.5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6158" calcext:value-type="float">
            <text:p>1.6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677" calcext:value-type="float">
            <text:p>2.6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2304" calcext:value-type="float">
            <text:p>2.2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9651" calcext:value-type="float">
            <text:p>1.96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9188" calcext:value-type="float">
            <text:p>1.918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0011" calcext:value-type="float">
            <text:p>2.00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2095" calcext:value-type="float">
            <text:p>2.209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6336" calcext:value-type="float">
            <text:p>2.63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4484" calcext:value-type="float">
            <text:p>2.44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0604" calcext:value-type="float">
            <text:p>2.06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7852" calcext:value-type="float">
            <text:p>2.78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9673" calcext:value-type="float">
            <text:p>1.96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0006" calcext:value-type="float">
            <text:p>3.00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873" calcext:value-type="float">
            <text:p>1.287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6614" calcext:value-type="float">
            <text:p>1.66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2294" calcext:value-type="float">
            <text:p>3.229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1388" calcext:value-type="float">
            <text:p>3.13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1606" calcext:value-type="float">
            <text:p>1.16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1544" calcext:value-type="float">
            <text:p>2.15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5076" calcext:value-type="float">
            <text:p>2.50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747" calcext:value-type="float">
            <text:p>2.97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0253" calcext:value-type="float">
            <text:p>2.02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6441" calcext:value-type="float">
            <text:p>2.64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3808" calcext:value-type="float">
            <text:p>3.38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2914" calcext:value-type="float">
            <text:p>2.29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7031" calcext:value-type="float">
            <text:p>2.70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1253" calcext:value-type="float">
            <text:p>3.12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656" calcext:value-type="float">
            <text:p>3.6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8132" calcext:value-type="float">
            <text:p>2.81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1812" calcext:value-type="float">
            <text:p>3.18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3053" calcext:value-type="float">
            <text:p>2.30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714" calcext:value-type="float">
            <text:p>2.7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907" calcext:value-type="float">
            <text:p>2.69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23" calcext:value-type="float">
            <text:p>2.32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7289" calcext:value-type="float">
            <text:p>2.72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2169" calcext:value-type="float">
            <text:p>2.21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8587" calcext:value-type="float">
            <text:p>2.85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4745" calcext:value-type="float">
            <text:p>3.47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1603" calcext:value-type="float">
            <text:p>2.16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1872" calcext:value-type="float">
            <text:p>3.18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8072" calcext:value-type="float">
            <text:p>2.807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3192" calcext:value-type="float">
            <text:p>1.31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0647" calcext:value-type="float">
            <text:p>3.06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367" calcext:value-type="float">
            <text:p>0.73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3939" calcext:value-type="float">
            <text:p>2.39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4922" calcext:value-type="float">
            <text:p>2.49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711" calcext:value-type="float">
            <text:p>2.7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332" calcext:value-type="float">
            <text:p>2.13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5922" calcext:value-type="float">
            <text:p>2.59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.0199" calcext:value-type="float">
            <text:p>3.01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611" calcext:value-type="float">
            <text:p>4.46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214" calcext:value-type="float">
            <text:p>1.82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663" calcext:value-type="float">
            <text:p>1.2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161" calcext:value-type="float">
            <text:p>3.3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101" calcext:value-type="float">
            <text:p>2.3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592" calcext:value-type="float">
            <text:p>3.65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7281" calcext:value-type="float">
            <text:p>2.72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43" calcext:value-type="float">
            <text:p>2.96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067" calcext:value-type="float">
            <text:p>3.8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02" calcext:value-type="float">
            <text:p>4.6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9144" calcext:value-type="float">
            <text:p>2.91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147" calcext:value-type="float">
            <text:p>3.6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86" calcext:value-type="float">
            <text:p>2.21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469" calcext:value-type="float">
            <text:p>4.14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6" calcext:value-type="float">
            <text:p>3.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492" calcext:value-type="float">
            <text:p>3.0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154" calcext:value-type="float">
            <text:p>1.81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39" calcext:value-type="float">
            <text:p>4.8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823" calcext:value-type="float">
            <text:p>2.7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337" calcext:value-type="float">
            <text:p>1.53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3392" calcext:value-type="float">
            <text:p>1.33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0062" calcext:value-type="float">
            <text:p>3.006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6852" calcext:value-type="float">
            <text:p>2.68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0347" calcext:value-type="float">
            <text:p>3.03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7683" calcext:value-type="float">
            <text:p>2.76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378" calcext:value-type="float">
            <text:p>1.9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721" calcext:value-type="float">
            <text:p>4.27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239" calcext:value-type="float">
            <text:p>3.62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1428" calcext:value-type="float">
            <text:p>4.14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9241" calcext:value-type="float">
            <text:p>2.9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604" calcext:value-type="float">
            <text:p>3.26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517" calcext:value-type="float">
            <text:p>3.65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4819" calcext:value-type="float">
            <text:p>2.48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1332" calcext:value-type="float">
            <text:p>3.13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3169" calcext:value-type="float">
            <text:p>3.3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507" calcext:value-type="float">
            <text:p>4.25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283" calcext:value-type="float">
            <text:p>3.42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22" calcext:value-type="float">
            <text:p>1.47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911" calcext:value-type="float">
            <text:p>2.09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77" calcext:value-type="float">
            <text:p>2.5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6191" calcext:value-type="float">
            <text:p>2.6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4354" calcext:value-type="float">
            <text:p>2.4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681" calcext:value-type="float">
            <text:p>2.96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439" calcext:value-type="float">
            <text:p>3.24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.3985" calcext:value-type="float">
            <text:p>2.3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761" calcext:value-type="float">
            <text:p>4.37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3716" calcext:value-type="float">
            <text:p>2.37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.1428" calcext:value-type="float">
            <text:p>2.14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3192" calcext:value-type="float">
            <text:p>3.31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1011" calcext:value-type="float">
            <text:p>2.1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503" calcext:value-type="float">
            <text:p>2.85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2646" calcext:value-type="float">
            <text:p>3.2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5437" calcext:value-type="float">
            <text:p>2.54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3552" calcext:value-type="float">
            <text:p>3.35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9165" calcext:value-type="float">
            <text:p>2.91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0801" calcext:value-type="float">
            <text:p>2.08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8811" calcext:value-type="float">
            <text:p>2.88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4094" calcext:value-type="float">
            <text:p>2.40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1809" calcext:value-type="float">
            <text:p>3.18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5095" calcext:value-type="float">
            <text:p>2.5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2754" calcext:value-type="float">
            <text:p>2.2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BabelStone Han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5:06:00.638128550</meta:creation-date>
    <dc:date>2023-03-16T18:10:30.244651919</dc:date>
    <meta:editing-duration>PT15M40S</meta:editing-duration>
    <meta:editing-cycles>5</meta:editing-cycles>
    <meta:generator>LibreOffice/7.5.1.2$Linux_X86_64 LibreOffice_project/50$Build-2</meta:generator>
    <meta:document-statistic meta:table-count="1" meta:cell-count="482" meta:object-count="0"/>
  </office:meta>
</office:document-meta>
</file>